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margin-top="0cm" fo:margin-bottom="0.282cm" style:contextual-spacing="false"/>
    </style:style>
    <style:style style:name="P2" style:family="paragraph" style:parent-style-name="Standard">
      <style:text-properties style:font-name="Carlito"/>
    </style:style>
    <style:style style:name="T1" style:family="text">
      <style:text-properties style:font-name="Carli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How to create a simple view that returns an HTTP response?</text:span></text:span></text:h>
      <text:p text:style-name="Standard"><text:span text:style-name="Strong_20_Emphasis"><text:span text:style-name="T1">Answer:</text:span></text:span><text:span text:style-name="T1"><text:line-break/>To create a simple view, define a function in </text:span><text:span text:style-name="Source_20_Text"><text:span text:style-name="T1">views.py</text:span></text:span><text:span text:style-name="T1"> that accepts a </text:span><text:span text:style-name="Source_20_Text"><text:span text:style-name="T1">request</text:span></text:span><text:span text:style-name="T1"> and returns an </text:span><text:span text:style-name="Source_20_Text"><text:span text:style-name="T1">HttpResponse</text:span></text:span><text:span text:style-name="T1">. </text:span></text:p>
      <text:p text:style-name="P2"># views.py</text:p>
      <text:p text:style-name="P2">from django.http import HttpResponse</text:p>
      <text:p text:style-name="P2"/>
      <text:p text:style-name="P2">def hello_view(request):</text:p>
      <text:p text:style-name="P2"><text:s text:c="4"/>return HttpResponse("Hello, Django!"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4</meta:editing-cycles>
    <meta:creation-date>2025-06-16T14:44:11.283074600</meta:creation-date>
    <meta:editing-duration>PT2M20S</meta:editing-duration>
    <meta:generator>LibreOffice/25.2.4.3$Windows_X86_64 LibreOffice_project/33e196637044ead23f5c3226cde09b47731f7e27</meta:generator>
    <dc:title>Carlito Default</dc:title>
    <dc:date>2025-06-23T16:32:54.715785300</dc:date>
    <meta:document-statistic meta:table-count="0" meta:image-count="0" meta:object-count="0" meta:page-count="1" meta:paragraph-count="6" meta:word-count="41" meta:character-count="284" meta:non-whitespace-character-count="244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